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23.5mm"/>
    </style:style>
    <style:style style:name="co10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.47mm" svg:y="50.4mm">
            <draw:object draw:notify-on-update-of-ranges="Лист1.L1:Лист1.L1 Лист1.L2:Лист1.L9 Лист1.M1:Лист1.M1 Лист1.M2:Лист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6.22mm" svg:y="53.59mm">
            <draw:object draw:notify-on-update-of-ranges="Лист1.H1:Лист1.H1 Лист1.H2:Лист1.H9 Лист1.I1:Лист1.I1 Лист1.I2:Лист1.I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column table:style-name="co10" table:default-cell-style-name="ce2"/>
        <table:table-column table:style-name="co7" table:default-cell-style-name="ce3"/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 data sent MiB</text:p>
          </table:table-cell>
          <table:table-cell office:value-type="string" calcext:value-type="string">
            <text:p>Total data received</text:p>
          </table:table-cell>
          <table:table-cell office:value-type="string" calcext:value-type="string">
            <text:p>Bandwidth per channel</text:p>
          </table:table-cell>
          <table:table-cell office:value-type="string" calcext:value-type="string">
            <text:p>Aggregate bandwidth in</text:p>
          </table:table-cell>
          <table:table-cell office:value-type="string" calcext:value-type="string">
            <text:p>Aggregate bandwidth out</text:p>
          </table:table-cell>
          <table:table-cell office:value-type="string" calcext:value-type="string">
            <text:p>Packet rate receive</text:p>
          </table:table-cell>
          <table:table-cell office:value-type="string" calcext:value-type="string">
            <text:p>Packet rate send</text:p>
          </table:table-cell>
          <table:table-cell office:value-type="string" calcext:value-type="string">
            <text:p>Test duration</text:p>
          </table:table-cell>
          <table:table-cell office:value-type="string" calcext:value-type="string">
            <text:p>bandwidth/rate in</text:p>
          </table:table-cell>
          <table:table-cell office:value-type="string" calcext:value-type="string">
            <text:p>Receive gain</text:p>
          </table:table-cell>
          <table:table-cell office:value-type="string" calcext:value-type="string">
            <text:p>Send ga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2.7" calcext:value-type="float">
            <text:p>22,7</text:p>
          </table:table-cell>
          <table:table-cell office:value-type="float" office:value="9.2" calcext:value-type="float">
            <text:p>9,2</text:p>
          </table:table-cell>
          <table:table-cell office:value-type="float" office:value="0.744" calcext:value-type="float">
            <text:p>0,744</text:p>
          </table:table-cell>
          <table:table-cell office:value-type="float" office:value="1.286" calcext:value-type="float">
            <text:p>1,286</text:p>
          </table:table-cell>
          <table:table-cell office:value-type="float" office:value="3.176" calcext:value-type="float">
            <text:p>3,176</text:p>
          </table:table-cell>
          <table:table-cell office:value-type="float" office:value="192.1" calcext:value-type="float">
            <text:p>192,1</text:p>
          </table:table-cell>
          <table:table-cell office:value-type="float" office:value="4581.1" calcext:value-type="float">
            <text:p>4581,1</text:p>
          </table:table-cell>
          <table:table-cell office:value-type="float" office:value="60" calcext:value-type="float">
            <text:p>60</text:p>
          </table:table-cell>
          <table:table-cell table:formula="of:=[.E2]*[.A2]/[.H2]" office:value-type="float" office:value="0.023237896928683" calcext:value-type="float">
            <text:p>0,023237896928683</text:p>
          </table:table-cell>
          <table:table-cell table:formula="of:=[.H2]/([.$A2]*[.$B2])" office:value-type="percentage" office:value="0.0320166666666667" calcext:value-type="percentage">
            <text:p>3,20%</text:p>
          </table:table-cell>
          <table:table-cell table:formula="of:=[.I2]/([.$A2]*[.$B2])" office:value-type="percentage" office:value="0.763516666666667" calcext:value-type="percentage">
            <text:p>76,35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91.4" calcext:value-type="float">
            <text:p>91,4</text:p>
          </table:table-cell>
          <table:table-cell office:value-type="float" office:value="14.9" calcext:value-type="float">
            <text:p>14,9</text:p>
          </table:table-cell>
          <table:table-cell office:value-type="float" office:value="0.074" calcext:value-type="float">
            <text:p>0,074</text:p>
          </table:table-cell>
          <table:table-cell office:value-type="float" office:value="0.625" calcext:value-type="float">
            <text:p>0,625</text:p>
          </table:table-cell>
          <table:table-cell office:value-type="float" office:value="3.833" calcext:value-type="float">
            <text:p>3,833</text:p>
          </table:table-cell>
          <table:table-cell office:value-type="float" office:value="93.8" calcext:value-type="float">
            <text:p>93,8</text:p>
          </table:table-cell>
          <table:table-cell office:value-type="float" office:value="1364.4" calcext:value-type="float">
            <text:p>1364,4</text:p>
          </table:table-cell>
          <table:table-cell office:value-type="float" office:value="200" calcext:value-type="float">
            <text:p>200</text:p>
          </table:table-cell>
          <table:table-cell table:formula="of:=[.E3]*[.A3]/[.H3]" office:value-type="float" office:value="0.0473347547974414" calcext:value-type="float">
            <text:p>0,047334754797441</text:p>
          </table:table-cell>
          <table:table-cell table:formula="of:=[.H3]/([.$A3]*[.$B3])" office:value-type="percentage" office:value="0.00390833333333333" calcext:value-type="percentage">
            <text:p>0,39%</text:p>
          </table:table-cell>
          <table:table-cell table:formula="of:=[.I3]/([.$A3]*[.$B3])" office:value-type="percentage" office:value="0.05685" calcext:value-type="percentage">
            <text:p>5,6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8.4" calcext:value-type="float">
            <text:p>18,4</text:p>
          </table:table-cell>
          <table:table-cell office:value-type="float" office:value="121.8" calcext:value-type="float">
            <text:p>121,8</text:p>
          </table:table-cell>
          <table:table-cell office:value-type="float" office:value="1.634" calcext:value-type="float">
            <text:p>1,634</text:p>
          </table:table-cell>
          <table:table-cell office:value-type="float" office:value="17.035" calcext:value-type="float">
            <text:p>17,035</text:p>
          </table:table-cell>
          <table:table-cell office:value-type="float" office:value="2.571" calcext:value-type="float">
            <text:p>2,571</text:p>
          </table:table-cell>
          <table:table-cell office:value-type="float" office:value="1466.9" calcext:value-type="float">
            <text:p>1466,9</text:p>
          </table:table-cell>
          <table:table-cell office:value-type="float" office:value="4799.2" calcext:value-type="float">
            <text:p>4799,2</text:p>
          </table:table-cell>
          <table:table-cell office:value-type="float" office:value="60" calcext:value-type="float">
            <text:p>60</text:p>
          </table:table-cell>
          <table:table-cell table:formula="of:=[.E4]*[.A4]/[.H4]" office:value-type="float" office:value="0.0133669643465812" calcext:value-type="float">
            <text:p>0,013366964346581</text:p>
          </table:table-cell>
          <table:table-cell table:formula="of:=[.H4]/([.$A4]*[.$B4])" office:value-type="percentage" office:value="0.305604166666667" calcext:value-type="percentage">
            <text:p>30,56%</text:p>
          </table:table-cell>
          <table:table-cell table:formula="of:=[.I4]/([.$A4]*[.$B4])" office:value-type="percentage" office:value="0.999833333333333" calcext:value-type="percentage">
            <text:p>99,98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25.9" calcext:value-type="float">
            <text:p>25,9</text:p>
          </table:table-cell>
          <table:table-cell office:value-type="float" office:value="5.2" calcext:value-type="float">
            <text:p>5,2</text:p>
          </table:table-cell>
          <table:table-cell office:value-type="float" office:value="0.241" calcext:value-type="float">
            <text:p>0,241</text:p>
          </table:table-cell>
          <table:table-cell office:value-type="float" office:value="0.723" calcext:value-type="float">
            <text:p>0,723</text:p>
          </table:table-cell>
          <table:table-cell office:value-type="float" office:value="3.622" calcext:value-type="float">
            <text:p>3,622</text:p>
          </table:table-cell>
          <table:table-cell office:value-type="float" office:value="117.5" calcext:value-type="float">
            <text:p>117,5</text:p>
          </table:table-cell>
          <table:table-cell office:value-type="float" office:value="5418" calcext:value-type="float">
            <text:p>5418</text:p>
          </table:table-cell>
          <table:table-cell office:value-type="float" office:value="60" calcext:value-type="float">
            <text:p>60</text:p>
          </table:table-cell>
          <table:table-cell table:formula="of:=[.E5]*[.A5]/[.H5]" office:value-type="float" office:value="0.0369191489361702" calcext:value-type="float">
            <text:p>0,03691914893617</text:p>
          </table:table-cell>
          <table:table-cell table:formula="of:=[.H5]/([.$A5]*[.$B5])" office:value-type="percentage" office:value="0.0163194444444444" calcext:value-type="percentage">
            <text:p>1,63%</text:p>
          </table:table-cell>
          <table:table-cell table:formula="of:=[.I5]/([.$A5]*[.$B5])" office:value-type="percentage" office:value="0.7525" calcext:value-type="percentage">
            <text:p>75,25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4.9" calcext:value-type="float">
            <text:p>24,9</text:p>
          </table:table-cell>
          <table:table-cell office:value-type="float" office:value="4.5" calcext:value-type="float">
            <text:p>4,5</text:p>
          </table:table-cell>
          <table:table-cell office:value-type="float" office:value="0.342" calcext:value-type="float">
            <text:p>0,342</text:p>
          </table:table-cell>
          <table:table-cell office:value-type="float" office:value="0.631" calcext:value-type="float">
            <text:p>0,631</text:p>
          </table:table-cell>
          <table:table-cell office:value-type="float" office:value="3.478" calcext:value-type="float">
            <text:p>3,478</text:p>
          </table:table-cell>
          <table:table-cell office:value-type="float" office:value="93.8" calcext:value-type="float">
            <text:p>93,8</text:p>
          </table:table-cell>
          <table:table-cell office:value-type="float" office:value="1366.9" calcext:value-type="float">
            <text:p>1366,9</text:p>
          </table:table-cell>
          <table:table-cell office:value-type="float" office:value="60" calcext:value-type="float">
            <text:p>60</text:p>
          </table:table-cell>
          <table:table-cell table:formula="of:=[.E6]*[.A6]/[.H6]" office:value-type="float" office:value="0.0437526652452026" calcext:value-type="float">
            <text:p>0,043752665245203</text:p>
          </table:table-cell>
          <table:table-cell table:formula="of:=[.H6]/([.$A6]*[.$B6])" office:value-type="percentage" office:value="0.00781666666666667" calcext:value-type="percentage">
            <text:p>0,78%</text:p>
          </table:table-cell>
          <table:table-cell table:formula="of:=[.I6]/([.$A6]*[.$B6])" office:value-type="percentage" office:value="0.113908333333333" calcext:value-type="percentage">
            <text:p>11,3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5.4" calcext:value-type="float">
            <text:p>55,4</text:p>
          </table:table-cell>
          <table:table-cell office:value-type="float" office:value="367.7" calcext:value-type="float">
            <text:p>367,7</text:p>
          </table:table-cell>
          <table:table-cell office:value-type="float" office:value="1.643" calcext:value-type="float">
            <text:p>1,643</text:p>
          </table:table-cell>
          <table:table-cell office:value-type="float" office:value="17.137" calcext:value-type="float">
            <text:p>17,137</text:p>
          </table:table-cell>
          <table:table-cell office:value-type="float" office:value="2.58" calcext:value-type="float">
            <text:p>2,58</text:p>
          </table:table-cell>
          <table:table-cell office:value-type="float" office:value="2888" calcext:value-type="float">
            <text:p>2888</text:p>
          </table:table-cell>
          <table:table-cell office:value-type="float" office:value="4800" calcext:value-type="float">
            <text:p>4800</text:p>
          </table:table-cell>
          <table:table-cell office:value-type="float" office:value="180" calcext:value-type="float">
            <text:p>180</text:p>
          </table:table-cell>
          <table:table-cell table:formula="of:=[.E7]*[.A7]/[.H7]" office:value-type="float" office:value="0.00682686980609418" calcext:value-type="float">
            <text:p>0,006826869806094</text:p>
          </table:table-cell>
          <table:table-cell table:formula="of:=[.H7]/([.$A7]*[.$B7])" office:value-type="percentage" office:value="0.601666666666667" calcext:value-type="percentage">
            <text:p>60,17%</text:p>
          </table:table-cell>
          <table:table-cell table:formula="of:=[.I7]/([.$A7]*[.$B7]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5.4" calcext:value-type="float">
            <text:p>55,4</text:p>
          </table:table-cell>
          <table:table-cell office:value-type="float" office:value="361.4" calcext:value-type="float">
            <text:p>361,4</text:p>
          </table:table-cell>
          <table:table-cell office:value-type="float" office:value="1.619" calcext:value-type="float">
            <text:p>1,619</text:p>
          </table:table-cell>
          <table:table-cell office:value-type="float" office:value="16.844" calcext:value-type="float">
            <text:p>16,844</text:p>
          </table:table-cell>
          <table:table-cell office:value-type="float" office:value="2.58" calcext:value-type="float">
            <text:p>2,58</text:p>
          </table:table-cell>
          <table:table-cell office:value-type="float" office:value="2774" calcext:value-type="float">
            <text:p>2774</text:p>
          </table:table-cell>
          <table:table-cell office:value-type="float" office:value="4799.8" calcext:value-type="float">
            <text:p>4799,8</text:p>
          </table:table-cell>
          <table:table-cell office:value-type="float" office:value="180" calcext:value-type="float">
            <text:p>180</text:p>
          </table:table-cell>
          <table:table-cell table:formula="of:=[.E8]*[.A8]/[.H8]" office:value-type="float" office:value="0.00700360490266763" calcext:value-type="float">
            <text:p>0,007003604902668</text:p>
          </table:table-cell>
          <table:table-cell table:formula="of:=[.H8]/([.$A8]*[.$B8])" office:value-type="percentage" office:value="0.577916666666667" calcext:value-type="percentage">
            <text:p>57,79%</text:p>
          </table:table-cell>
          <table:table-cell table:formula="of:=[.I8]/([.$A8]*[.$B8])" office:value-type="percentage" office:value="0.999958333333333" calcext:value-type="percentage">
            <text:p>100,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8.5" calcext:value-type="float">
            <text:p>18,5</text:p>
          </table:table-cell>
          <table:table-cell office:value-type="float" office:value="127.9" calcext:value-type="float">
            <text:p>127,9</text:p>
          </table:table-cell>
          <table:table-cell office:value-type="float" office:value="3.4" calcext:value-type="float">
            <text:p>3,4</text:p>
          </table:table-cell>
          <table:table-cell office:value-type="float" office:value="17.87" calcext:value-type="float">
            <text:p>17,87</text:p>
          </table:table-cell>
          <table:table-cell office:value-type="float" office:value="2.58" calcext:value-type="float">
            <text:p>2,58</text:p>
          </table:table-cell>
          <table:table-cell table:style-name="Default" office:value-type="float" office:value="2925" calcext:value-type="float">
            <text:p>2925</text:p>
          </table:table-cell>
          <table:table-cell table:style-name="Default" office:value-type="float" office:value="4723" calcext:value-type="float">
            <text:p>4723</text:p>
          </table:table-cell>
          <table:table-cell office:value-type="float" office:value="60" calcext:value-type="float">
            <text:p>60</text:p>
          </table:table-cell>
          <table:table-cell table:formula="of:=[.E9]*[.A9]/[.H9]" office:value-type="float" office:value="0.00697435897435897" calcext:value-type="float">
            <text:p>0,006974358974359</text:p>
          </table:table-cell>
          <table:table-cell table:formula="of:=[.H9]/([.$A9]*[.$B9])" office:value-type="percentage" office:value="0.609375" calcext:value-type="percentage">
            <text:p>60,94%</text:p>
          </table:table-cell>
          <table:table-cell table:formula="of:=[.I9]/([.$A9]*[.$B9])" office:value-type="percentage" office:value="0.983958333333333" calcext:value-type="percentage">
            <text:p>98,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.00.0000</text:date>, <text:time style:data-style-name="N2" text:time-value="19:16:27.03469452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6:42:56.570179497</meta:creation-date>
    <dc:date>2018-10-01T19:22:51.938403927</dc:date>
    <meta:editing-duration>PT41M6S</meta:editing-duration>
    <meta:editing-cycles>15</meta:editing-cycles>
    <meta:generator>LibreOffice/6.0.6.2$Linux_X86_64 LibreOffice_project/00m0$Build-2</meta:generator>
    <meta:document-statistic meta:table-count="1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25cm" svg:y="0.316cm" chart:style-name="ch2">
          <text:p>Receive and send rates in relation to scheduled OPS.</text:p>
        </chart:title>
        <chart:legend chart:legend-position="end" svg:x="13.261cm" svg:y="3.952cm" style:legend-expansion="high" chart:style-name="ch3"/>
        <chart:plot-area chart:style-name="ch4" table:cell-range-address="Лист1.L1:Лист1.M9" chart:data-source-has-labels="row" svg:x="0.32cm" svg:y="1.275cm" svg:width="12.621cm" svg:height="7.545cm">
          <chartooo:coordinate-region svg:x="1.92cm" svg:y="1.475cm" svg:width="11.021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L2:Лист1.L9" chart:label-cell-address="Лист1.L1:Лист1.L1" chart:class="chart:bar">
            <chart:data-point chart:repeated="8"/>
          </chart:series>
          <chart:series chart:style-name="ch9" chart:values-cell-range-address="Лист1.M2:Лист1.M9" chart:label-cell-address="Лист1.M1:Лист1.M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 gain</text:p>
                <draw:g>
                  <svg:desc>Лист1.L1:Лист1.L1</svg:desc>
                </draw:g>
              </table:table-cell>
              <table:table-cell office:value-type="string">
                <text:p>Send gain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0166666666667">
                <text:p>0.0320166666666667</text:p>
                <draw:g>
                  <svg:desc>Лист1.L2:Лист1.L9</svg:desc>
                </draw:g>
              </table:table-cell>
              <table:table-cell office:value-type="float" office:value="0.763516666666667">
                <text:p>0.763516666666667</text:p>
                <draw:g>
                  <svg:desc>Лист1.M2:Лист1.M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0833333333333">
                <text:p>0.00390833333333333</text:p>
              </table:table-cell>
              <table:table-cell office:value-type="float" office:value="0.05685">
                <text:p>0.05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604166666667">
                <text:p>0.305604166666667</text:p>
              </table:table-cell>
              <table:table-cell office:value-type="float" office:value="0.999833333333333">
                <text:p>0.999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3194444444444">
                <text:p>0.0163194444444444</text:p>
              </table:table-cell>
              <table:table-cell office:value-type="float" office:value="0.7525">
                <text:p>0.7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81666666666667">
                <text:p>0.00781666666666667</text:p>
              </table:table-cell>
              <table:table-cell office:value-type="float" office:value="0.113908333333333">
                <text:p>0.11390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666666666667">
                <text:p>0.601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7916666666667">
                <text:p>0.577916666666667</text:p>
              </table:table-cell>
              <table:table-cell office:value-type="float" office:value="0.999958333333333">
                <text:p>0.999958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9375">
                <text:p>0.609375</text:p>
              </table:table-cell>
              <table:table-cell office:value-type="float" office:value="0.983958333333333">
                <text:p>0.983958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Receive and send OPS</text:p>
        </chart:title>
        <chart:legend chart:legend-position="end" svg:x="12.255cm" svg:y="3.952cm" style:legend-expansion="high" chart:style-name="ch3"/>
        <chart:plot-area chart:style-name="ch4" table:cell-range-address="Лист1.H1:Лист1.I9" chart:data-source-has-labels="row" svg:x="0.32cm" svg:y="1.275cm" svg:width="11.615cm" svg:height="7.545cm">
          <chartooo:coordinate-region svg:x="1.312cm" svg:y="1.475cm" svg:width="10.623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H2:Лист1.H9" chart:label-cell-address="Лист1.H1:Лист1.H1" chart:class="chart:bar">
            <chart:data-point chart:repeated="8"/>
          </chart:series>
          <chart:series chart:style-name="ch9" chart:values-cell-range-address="Лист1.I2:Лист1.I9" chart:label-cell-address="Лист1.I1:Лист1.I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 rate receive</text:p>
                <draw:g>
                  <svg:desc>Лист1.H1:Лист1.H1</svg:desc>
                </draw:g>
              </table:table-cell>
              <table:table-cell office:value-type="string">
                <text:p>Packet rate send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.1">
                <text:p>192.1</text:p>
                <draw:g>
                  <svg:desc>Лист1.H2:Лист1.H9</svg:desc>
                </draw:g>
              </table:table-cell>
              <table:table-cell office:value-type="float" office:value="4581.1">
                <text:p>4581.1</text:p>
                <draw:g>
                  <svg:desc>Лист1.I2:Лист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8">
                <text:p>93.8</text:p>
              </table:table-cell>
              <table:table-cell office:value-type="float" office:value="1364.4">
                <text:p>136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6.9">
                <text:p>1466.9</text:p>
              </table:table-cell>
              <table:table-cell office:value-type="float" office:value="4799.2">
                <text:p>479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.5">
                <text:p>117.5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8">
                <text:p>93.8</text:p>
              </table:table-cell>
              <table:table-cell office:value-type="float" office:value="1366.9">
                <text:p>136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8">
                <text:p>2888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4">
                <text:p>2774</text:p>
              </table:table-cell>
              <table:table-cell office:value-type="float" office:value="4799.8">
                <text:p>47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25">
                <text:p>2925</text:p>
              </table:table-cell>
              <table:table-cell office:value-type="float" office:value="4723">
                <text:p>4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